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ember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sagent</text:p>
          </table:table-cell>
          <table:table-cell/>
          <table:table-cell office:value-type="string" calcext:value-type="string">
            <text:p>berfungsi untuk identifikasi user secara umum. member_id adalah kode anggota dan role digunakan dalam authentifikasi</text:p>
          </table:table-cell>
          <table:table-cell table:number-columns-repeated="7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dibackup tiap ha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USER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ncatat segala transaksi member. Relate member_id dengan tabel user member_id dan req_id dengan member req history id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JOURNAL</text:p>
          </table:table-cell>
          <table:table-cell table:style-name="ce1" table:number-columns-repeated="5"/>
          <table:table-cell office:value-type="string" calcext:value-type="string">
            <text:p>dibackup tiap hari dan dibersihkan tiap tahun</text:p>
          </table:table-cell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paid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mberikan informasi besaran hutang / debt mula-mula yang dimiliki member.</text:p>
          </table:table-cell>
          <table:table-cell/>
          <table:table-cell table:style-name="ce2" table:number-columns-repeated="3"/>
        </table:table-row>
        <table:table-row table:style-name="ro1">
          <table:table-cell table:style-name="ce1" table:number-columns-repeated="9"/>
          <table:table-cell office:value-type="string" calcext:value-type="string">
            <text:p>relate member_id dengan tabel user member_id dan req_id dengan tabel member req history id</text:p>
          </table:table-cell>
          <table:table-cell/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MUROBAHAH</text:p>
          </table:table-cell>
          <table:table-cell table:style-name="ce1" table:number-columns-repeated="7"/>
          <table:table-cell office:value-type="string" calcext:value-type="string">
            <text:p>Relate approvedby dengan member id yang mengacc debt </text:p>
          </table:table-cell>
          <table:table-cell/>
          <table:table-cell table:style-name="ce2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id akan diincrement setiap ada transaksi pembayaran hutang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ibackup tiap hari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office:value-type="string" calcext:value-type="string">
            <text:p>berfungsi memberikan informasi besaran saldo pada masing-masing akun (pokok, wajib, sukarela).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dibackup tiap hari dan pokok, wajib, sukarela diincrement atau decrement sesuai tipe transaksi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memberikan informasi TERKINI request dari member. Relate member id dengan tabel user member id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jika terjadi request dari member akan disimpan di tabel sini, kemudian jika admin approve maka transaksi akan dituli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</text:p>
          </table:table-cell>
          <table:table-cell table:style-name="ce1" table:number-columns-repeated="3"/>
          <table:table-cell office:value-type="string" calcext:value-type="string">
            <text:p>Ditulis sesuai jenis transaksi dan menghapus data pada member req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ibackup tiap hari, diclear sesuai action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table:style-name="ce1" office:value-type="string" calcext:value-type="string">
            <text:p>SHU</text:p>
          </table:table-cell>
          <table:table-cell table:style-name="ce1" office:value-type="string" calcext:value-type="string">
            <text:p>Bonus</text:p>
          </table:table-cell>
          <table:table-cell table:style-name="ce2" office:value-type="string" calcext:value-type="string">
            <text:p>berfungsi memberikan informasi saldo dari member pada tanggal sebelumnya untuk kepentingan analisis saja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style-name="ce2" office:value-type="string" calcext:value-type="string">
            <text:p>dibackup tiap hari, data ditambah setiap financial statement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 HISTORY</text:p>
          </table:table-cell>
          <table:table-cell table:style-name="ce1" table:number-columns-repeated="6"/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nt_id</text:p>
          </table:table-cell>
          <table:table-cell table:style-name="ce1" office:value-type="string" calcext:value-type="string">
            <text:p>buy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sebagai request untuk di acc admin. Setelah diacc nanti begin transaction dimana data disini akan dipindah ke member_murobahah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 MUROBAHAH</text:p>
          </table:table-cell>
          <table:table-cell table:style-name="ce1" table:number-columns-repeated="6"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9:16:53.149242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07:48:08.093492098</meta:creation-date>
    <dc:date>2021-08-16T20:40:04.827333521</dc:date>
    <meta:editing-duration>PT3H27M34S</meta:editing-duration>
    <meta:editing-cycles>45</meta:editing-cycles>
    <meta:generator>LibreOffice/7.1.5.2$Linux_X86_64 LibreOffice_project/10$Build-2</meta:generator>
    <meta:document-statistic meta:table-count="1" meta:cell-count="82" meta:object-count="0"/>
  </office:meta>
</office:document-meta>
</file>